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eal" svg:font-family="Areal"/>
    <style:font-face style:name="FreeSans1" svg:font-family="FreeSans" style:font-family-generic="swiss"/>
    <style:font-face style:name="LM Mono Light 10" svg:font-family="'LM Mono Light 10'" style:font-pitch="fixed"/>
    <style:font-face style:name="Ubuntu Light1" svg:font-family="'Ubuntu Light'" style:font-adornments="Bold" style:font-pitch="variable"/>
    <style:font-face style:name="Ubuntu Light" svg:font-family="'Ubuntu Light'" style:font-adornments="Light" style:font-pitch="variable"/>
    <style:font-face style:name="Vemana2000" svg:font-family="Vemana2000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2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5.1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style:font-name="Ubuntu Light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Ubuntu Light" officeooo:rsid="0005da80" officeooo:paragraph-rsid="0005da80"/>
    </style:style>
    <style:style style:name="P3" style:family="paragraph" style:parent-style-name="Text_20_body">
      <style:paragraph-properties fo:text-align="center" style:justify-single-word="false"/>
      <style:text-properties style:font-name="Ubuntu Light" officeooo:rsid="0005da80" officeooo:paragraph-rsid="0005da80"/>
    </style:style>
    <style:style style:name="P4" style:family="paragraph" style:parent-style-name="Text_20_body">
      <style:paragraph-properties fo:text-align="start" style:justify-single-word="false"/>
      <style:text-properties style:font-name="Ubuntu Light" fo:font-weight="bold" officeooo:rsid="0005da80" officeooo:paragraph-rsid="0005da80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Ubuntu Light" fo:font-size="14pt" fo:font-weight="bold" officeooo:rsid="0005da80" officeooo:paragraph-rsid="0005da80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paragraph-rsid="0007c78a"/>
    </style:style>
    <style:style style:name="P7" style:family="paragraph" style:parent-style-name="Title">
      <style:paragraph-properties fo:text-align="start" style:justify-single-word="false"/>
      <style:text-properties officeooo:paragraph-rsid="0005da80"/>
    </style:style>
    <style:style style:name="P8" style:family="paragraph" style:parent-style-name="Heading_20_1"/>
    <style:style style:name="P9" style:family="paragraph" style:parent-style-name="Heading_20_1">
      <style:text-properties officeooo:rsid="0007c78a" officeooo:paragraph-rsid="0007c78a"/>
    </style:style>
    <style:style style:name="P10" style:family="paragraph" style:parent-style-name="Heading_20_2">
      <style:text-properties officeooo:rsid="0007c78a" officeooo:paragraph-rsid="0007c78a"/>
    </style:style>
    <style:style style:name="P11" style:family="paragraph" style:parent-style-name="Heading_20_2">
      <style:text-properties officeooo:rsid="0007c78a" officeooo:paragraph-rsid="0007c78a"/>
    </style:style>
    <style:style style:name="P12" style:family="paragraph" style:parent-style-name="Table_20_Contents">
      <style:paragraph-properties fo:text-align="start" style:justify-single-word="false"/>
      <style:text-properties style:font-name="Ubuntu Light"/>
    </style:style>
    <style:style style:name="P13" style:family="paragraph" style:parent-style-name="Table_20_Contents">
      <style:paragraph-properties fo:text-align="start" style:justify-single-word="false"/>
      <style:text-properties style:font-name="Ubuntu Light" officeooo:rsid="0005da80" officeooo:paragraph-rsid="0005da80"/>
    </style:style>
    <style:style style:name="P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font-name="Ubuntu Light" officeooo:rsid="0005da8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07c78a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ocument Template</text:span></text:p>
      <text:p text:style-name="P2"/>
      <text:p text:style-name="P3"><text:span text:style-name="T2">Version 0.1</text:span></text:p>
      <text:p text:style-name="P3"><text:date style:data-style-name="N36" text:date-value="2015-02-24T22:57:22.747125285" text:fixed="true">02/24/2015</text:dat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About this document</text:p>
      <text:p text:style-name="P4"/>
      <text:p text:style-name="P1"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Author</text:p>
          </table:table-cell>
          <table:table-cell table:style-name="Table1.D1" office:value-type="string">
            <text:p text:style-name="P13">Change log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Document overview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Document overview</text:p>
          </text:index-title>
          <text:p text:style-name="P15"><text:a xlink:type="simple" xlink:href="#__RefHeading__1537_455187922" text:style-name="Index_20_Link" text:visited-style-name="Index_20_Link">1.Introduction<text:tab/>3</text:a></text:p>
          <text:p text:style-name="P14"><text:a xlink:type="simple" xlink:href="#__RefHeading__1539_455187922" text:style-name="Index_20_Link" text:visited-style-name="Index_20_Link">1.1.Purpose and scope<text:tab/>3</text:a></text:p>
          <text:p text:style-name="P15"><text:a xlink:type="simple" xlink:href="#__RefHeading__1541_455187922" text:style-name="Index_20_Link" text:visited-style-name="Index_20_Link">2.Background information<text:tab/>4</text:a></text:p>
          <text:p text:style-name="P14"><text:a xlink:type="simple" xlink:href="#__RefHeading__1543_455187922" text:style-name="Index_20_Link" text:visited-style-name="Index_20_Link">2.1. Acronyms<text:tab/>4</text:a></text:p>
          <text:p text:style-name="P14"><text:a xlink:type="simple" xlink:href="#__RefHeading__1545_455187922" text:style-name="Index_20_Link" text:visited-style-name="Index_20_Link">2.2. References<text:tab/>4</text:a></text:p>
        </text:index-body>
      </text:table-of-content>
      <text:p text:style-name="P5"/>
      <text:p text:style-name="P5"/>
      <text:h text:style-name="Heading_20_1" text:outline-level="1"><text:bookmark-start text:name="__RefHeading__1537_455187922"/>Introduction<text:bookmark-end text:name="__RefHeading__1537_455187922"/></text:h>
      <text:p text:style-name="Text_20_body"/>
      <text:h text:style-name="P11" text:outline-level="2"><text:bookmark-start text:name="__RefHeading__1539_455187922"/>Purpose and scope<text:bookmark-end text:name="__RefHeading__1539_455187922"/></text:h>
      <text:p text:style-name="P6"/>
      <text:h text:style-name="P9" text:outline-level="1"><text:bookmark-start text:name="__RefHeading__1541_455187922"/>Background information<text:bookmark-end text:name="__RefHeading__1541_455187922"/></text:h>
      <text:h text:style-name="Heading_20_2" text:outline-level="2"><text:bookmark-start text:name="__RefHeading__1543_455187922"/><text:s/><text:span text:style-name="T3">Acronyms</text:span><text:bookmark-end text:name="__RefHeading__1543_455187922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Text_20_body"/>
      <text:h text:style-name="P10" text:outline-level="2"><text:bookmark-start text:name="__RefHeading__1545_455187922"/><text:s/>References<text:bookmark-end text:name="__RefHeading__1545_455187922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eal" svg:font-family="Areal"/>
    <style:font-face style:name="FreeSans1" svg:font-family="FreeSans" style:font-family-generic="swiss"/>
    <style:font-face style:name="LM Mono Light 10" svg:font-family="'LM Mono Light 10'" style:font-pitch="fixed"/>
    <style:font-face style:name="Ubuntu Light1" svg:font-family="'Ubuntu Light'" style:font-adornments="Bold" style:font-pitch="variable"/>
    <style:font-face style:name="Ubuntu Light" svg:font-family="'Ubuntu Light'" style:font-adornments="Light" style:font-pitch="variable"/>
    <style:font-face style:name="Vemana2000" svg:font-family="Vemana2000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Ubuntu Light1" fo:font-family="'Ubuntu Light'" style:font-style-name="Bold" style:font-pitch="variable" fo:font-size="36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fo:break-before="page" text:number-lines="true" text:line-number="1"/>
      <style:text-properties style:font-name="Ubuntu Light1" fo:font-family="'Ubuntu Light'" style:font-style-name="Bold" style:font-pitch="variable" fo:font-size="120%" fo:font-weight="bold" style:font-size-asian="130%" style:font-weight-asian="bold" style:font-size-complex="130%" style:font-weight-complex="600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Ubuntu Light" fo:font-family="'Ubuntu Light'" style:font-style-name="Light" style:font-pitch="variable"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ntitled1" style:family="paragraph" style:parent-style-name="Addressee">
      <style:text-properties style:font-name="Ubuntu Light" fo:font-family="'Ubuntu Light'" style:font-style-name="Light" style:font-pitch="variable" fo:font-weight="250" style:font-size-asian="10.5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Untitled2" style:family="paragraph" style:parent-style-name="Heading">
      <style:text-properties style:font-name="Ubuntu Light" fo:font-family="'Ubuntu Light'" style:font-style-name="Light" style:font-pitch="variable" fo:font-weight="250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0" style:display-name="Heading 0" style:family="paragraph" style:parent-style-name="Contents_20_Heading">
      <style:text-properties style:font-name="Ubuntu Light1" fo:font-family="'Ubuntu Light'" style:font-style-name="Bold" style:font-pitch="variable" style:font-weight-complex="60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0" style:family="paragraph" style:parent-style-name="Contents_20_Heading"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22:46:38.203345568</meta:creation-date>
    <dc:date>2015-02-24T23:16:16.037684432</dc:date>
    <meta:editing-duration>PT14M</meta:editing-duration>
    <meta:editing-cycles>2</meta:editing-cycles>
    <meta:generator>LibreOffice/4.2.7.2$Linux_X86_64 LibreOffice_project/420m0$Build-2</meta:generator>
    <meta:document-statistic meta:table-count="2" meta:image-count="0" meta:object-count="0" meta:page-count="4" meta:paragraph-count="20" meta:word-count="45" meta:character-count="301" meta:non-whitespace-character-count="279"/>
  </office:meta>
</office:document-meta>
</file>